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7" table:number-columns-repeated="2" table:default-cell-style-name="ce1"/>
        <table:table-column table:style-name="co13" table:default-cell-style-name="ce1"/>
        <table:table-column table:style-name="co7" table:number-columns-repeated="1007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FRAC_CLIENTS</text:p>
          </table:table-cell>
          <table:table-cell office:value-type="string" calcext:value-type="string">
            <text:p>IID</text:p>
          </table:table-cell>
          <table:table-cell office:value-type="string" calcext:value-type="string">
            <text:p>UNEQUA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200_ROUNDS</text:p>
          </table:table-cell>
          <table:table-cell table:formula="of:=&quot;ACC_REL@200_ROUNDS&quot;" office:value-type="string" office:string-value="ACC_REL@200_ROUNDS" calcext:value-type="string">
            <text:p>ACC_REL@200_ROUNDS</text:p>
          </table:table-cell>
          <table:table-cell office:value-type="string" calcext:value-type="string">
            <text:p>ACC@100K_ITERS</text:p>
          </table:table-cell>
          <table:table-cell office:value-type="string" calcext:value-type="string">
            <text:p>ACC_REL@100K_ITER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office:value-type="string" calcext:value-type="string">
            <text:p>C_IMPROVE</text:p>
          </table:table-cell>
          <table:table-cell office:value-type="string" calcext:value-type="string">
            <text:p>E_IMPROVE</text:p>
          </table:table-cell>
          <table:table-cell office:value-type="string" calcext:value-type="string">
            <text:p>IMPROVEMEN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331" calcext:value-type="percentage">
            <text:p>33.1%</text:p>
          </table:table-cell>
          <table:table-cell table:style-name="ce4" table:formula="of:=[.H4]/[.$L$4]" office:value-type="percentage" office:value="0.388954171562867" calcext:value-type="percentage">
            <text:p>38.9%</text:p>
          </table:table-cell>
          <table:table-cell table:style-name="ce4" office:value-type="percentage" office:value="0.838" calcext:value-type="percentage">
            <text:p>83.8%</text:p>
          </table:table-cell>
          <table:table-cell table:style-name="ce4" table:formula="of:=[.J4]/[.$L$4]" office:value-type="percentage" office:value="0.984723854289072" calcext:value-type="percentage">
            <text:p>98.5%</text:p>
          </table:table-cell>
          <table:table-cell office:value-type="percentage" office:value="0.851" calcext:value-type="percentage">
            <text:p>85.1%</text:p>
          </table:table-cell>
          <table:table-cell office:value-type="float" office:value="172000" calcext:value-type="float">
            <text:p>172000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4" table:formula="of:=[.H5]/[.$L$4]" office:value-type="percentage" office:value="0.895417156286722" calcext:value-type="percentage">
            <text:p>89.5%</text:p>
          </table:table-cell>
          <table:table-cell table:style-name="ce4" office:value-type="percentage" office:value="0.762" calcext:value-type="percentage">
            <text:p>76.2%</text:p>
          </table:table-cell>
          <table:table-cell table:style-name="ce4" table:formula="of:=[.J5]/[.$L$4]" office:value-type="percentage" office:value="0.895417156286722" calcext:value-type="percentage">
            <text:p>89.5%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table:formula="of:=([.H5]-[.$H$32])/[.$H$32]" office:value-type="percentage" office:value="0.123893805309735" calcext:value-type="percentage">
            <text:p>12.4%</text:p>
          </table:table-cell>
          <table:table-cell table:style-name="ce4" table:formula="of:=([.H5]-[.$H$30])/[.$H$30]" office:value-type="percentage" office:value="0.137313432835821" calcext:value-type="percentage">
            <text:p>13.7%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)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4" table:formula="of:=[.H8]/[.$L$4]" office:value-type="percentage" office:value="0.882491186839013" calcext:value-type="percentage">
            <text:p>88.2%</text:p>
          </table:table-cell>
          <table:table-cell table:style-name="ce4" table:formula="of:=[.H8]" office:value-type="percentage" office:value="0.751" calcext:value-type="percentage">
            <text:p>75.1%</text:p>
          </table:table-cell>
          <table:table-cell table:style-name="ce4" table:formula="of:=[.J8]/[.$L$4]" office:value-type="percentage" office:value="0.882491186839013" calcext:value-type="percentage">
            <text:p>88.2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4" table:formula="of:=[.H9]/[.$L$4]" office:value-type="percentage" office:value="0.867215041128084" calcext:value-type="percentage">
            <text:p>86.7%</text:p>
          </table:table-cell>
          <table:table-cell table:style-name="ce4" table:formula="of:=[.H9]" office:value-type="percentage" office:value="0.738" calcext:value-type="percentage">
            <text:p>73.8%</text:p>
          </table:table-cell>
          <table:table-cell table:style-name="ce4" table:formula="of:=[.J9]/[.$L$4]" office:value-type="percentage" office:value="0.867215041128084" calcext:value-type="percentage">
            <text:p>86.7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4" table:formula="of:=[.H10]/[.$L$4]" office:value-type="percentage" office:value="0.733254994124559" calcext:value-type="percentage">
            <text:p>73.3%</text:p>
          </table:table-cell>
          <table:table-cell table:style-name="ce4" table:formula="of:=[.H10]" office:value-type="percentage" office:value="0.624" calcext:value-type="percentage">
            <text:p>62.4%</text:p>
          </table:table-cell>
          <table:table-cell table:style-name="ce4" table:formula="of:=[.J10]/[.$L$4]" office:value-type="percentage" office:value="0.733254994124559" calcext:value-type="percentage">
            <text:p>73.3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4" table:formula="of:=[.H11]/[.$L$4]" office:value-type="percentage" office:value="0.665099882491187" calcext:value-type="percentage">
            <text:p>66.5%</text:p>
          </table:table-cell>
          <table:table-cell table:style-name="ce4" table:formula="of:=[.H11]" office:value-type="percentage" office:value="0.566" calcext:value-type="percentage">
            <text:p>56.6%</text:p>
          </table:table-cell>
          <table:table-cell table:style-name="ce4" table:formula="of:=[.J11]/[.$L$4]" office:value-type="percentage" office:value="0.665099882491187" calcext:value-type="percentage">
            <text:p>66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4" table:formula="of:=[.H12]/[.$L$4]" office:value-type="percentage" office:value="0.338425381903643" calcext:value-type="percentage">
            <text:p>33.8%</text:p>
          </table:table-cell>
          <table:table-cell table:style-name="ce4" table:formula="of:=[.H12]" office:value-type="percentage" office:value="0.288" calcext:value-type="percentage">
            <text:p>28.8%</text:p>
          </table:table-cell>
          <table:table-cell table:style-name="ce4" table:formula="of:=[.J12]/[.$L$4]" office:value-type="percentage" office:value="0.338425381903643" calcext:value-type="percentage">
            <text:p>33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4" table:formula="of:=[.H13]/[.$L$4]" office:value-type="percentage" office:value="0.299647473560517" calcext:value-type="percentage">
            <text:p>30.0%</text:p>
          </table:table-cell>
          <table:table-cell table:style-name="ce4" table:formula="of:=[.H13]" office:value-type="percentage" office:value="0.255" calcext:value-type="percentage">
            <text:p>25.5%</text:p>
          </table:table-cell>
          <table:table-cell table:style-name="ce4" table:formula="of:=[.J13]/[.$L$4]" office:value-type="percentage" office:value="0.299647473560517" calcext:value-type="percentage">
            <text:p>3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H14]/[.$L$4]" office:value-type="percentage" office:value="0.176263219741481" calcext:value-type="percentage">
            <text:p>17.6%</text:p>
          </table:table-cell>
          <table:table-cell table:style-name="ce4" table:formula="of:=[.H14]" office:value-type="percentage" office:value="0.15" calcext:value-type="percentage">
            <text:p>15.0%</text:p>
          </table:table-cell>
          <table:table-cell table:style-name="ce4" table:formula="of:=[.J14]/[.$L$4]" office:value-type="percentage" office:value="0.176263219741481" calcext:value-type="percentage">
            <text:p>17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H15]/[.$L$4]" office:value-type="percentage" office:value="0.176263219741481" calcext:value-type="percentage">
            <text:p>17.6%</text:p>
          </table:table-cell>
          <table:table-cell table:style-name="ce4" table:formula="of:=[.H15]" office:value-type="percentage" office:value="0.15" calcext:value-type="percentage">
            <text:p>15.0%</text:p>
          </table:table-cell>
          <table:table-cell table:style-name="ce4" table:formula="of:=[.J15]/[.$L$4]" office:value-type="percentage" office:value="0.176263219741481" calcext:value-type="percentage">
            <text:p>17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21" calcext:value-type="percentage">
            <text:p>42.1%</text:p>
          </table:table-cell>
          <table:table-cell table:style-name="ce4" table:formula="of:=[.H17]/[.$L$4]" office:value-type="percentage" office:value="0.494712103407756" calcext:value-type="percentage">
            <text:p>49.5%</text:p>
          </table:table-cell>
          <table:table-cell table:style-name="ce4" table:formula="of:=[.H17]" office:value-type="percentage" office:value="0.421" calcext:value-type="percentage">
            <text:p>42.1%</text:p>
          </table:table-cell>
          <table:table-cell table:style-name="ce4" table:formula="of:=[.J17]/[.$L$4]" office:value-type="percentage" office:value="0.494712103407756" calcext:value-type="percentage">
            <text:p>49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2A) BALANCE</text:p>
          </table:table-cell>
          <table:table-cell table:number-columns-repeated="7"/>
          <table:table-cell table:style-name="ce4" table:number-columns-repeated="3"/>
          <table:table-cell table:style-name="ce6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percentage" office:value="0.768" calcext:value-type="percentage">
            <text:p>76.8%</text:p>
          </table:table-cell>
          <table:table-cell table:style-name="ce4" table:formula="of:=[.H20]/[.$L$4]" office:value-type="percentage" office:value="0.902467685076381" calcext:value-type="percentage">
            <text:p>90.2%</text:p>
          </table:table-cell>
          <table:table-cell table:style-name="ce4"/>
          <table:table-cell table:style-name="ce4" table:formula="of:=[.J20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782" calcext:value-type="percentage">
            <text:p>78.2%</text:p>
          </table:table-cell>
          <table:table-cell table:style-name="ce4" table:formula="of:=[.H21]/[.$L$4]" office:value-type="percentage" office:value="0.918918918918919" calcext:value-type="percentage">
            <text:p>91.9%</text:p>
          </table:table-cell>
          <table:table-cell table:style-name="ce4"/>
          <table:table-cell table:style-name="ce4" table:formula="of:=[.J21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percentage" office:value="0.785" calcext:value-type="percentage">
            <text:p>78.5%</text:p>
          </table:table-cell>
          <table:table-cell table:style-name="ce4" table:formula="of:=[.H22]/[.$L$4]" office:value-type="percentage" office:value="0.922444183313749" calcext:value-type="percentage">
            <text:p>92.2%</text:p>
          </table:table-cell>
          <table:table-cell table:style-name="ce4"/>
          <table:table-cell table:style-name="ce4" table:formula="of:=[.J22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percentage" office:value="0.778" calcext:value-type="percentage">
            <text:p>77.8%</text:p>
          </table:table-cell>
          <table:table-cell table:style-name="ce4" table:formula="of:=[.H23]/[.$L$4]" office:value-type="percentage" office:value="0.914218566392479" calcext:value-type="percentage">
            <text:p>91.4%</text:p>
          </table:table-cell>
          <table:table-cell table:style-name="ce4"/>
          <table:table-cell table:style-name="ce4" table:formula="of:=[.J23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H24]/[.$L$4]" office:value-type="percentage" office:value="0.894242068155111" calcext:value-type="percentage">
            <text:p>89.4%</text:p>
          </table:table-cell>
          <table:table-cell table:style-name="ce4"/>
          <table:table-cell table:style-name="ce4" table:formula="of:=[.J24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H25]/[.$L$4]" office:value-type="percentage" office:value="0.894242068155111" calcext:value-type="percentage">
            <text:p>89.4%</text:p>
          </table:table-cell>
          <table:table-cell table:style-name="ce4"/>
          <table:table-cell table:style-name="ce4" table:formula="of:=[.J25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percentage" office:value="0.764" calcext:value-type="percentage">
            <text:p>76.4%</text:p>
          </table:table-cell>
          <table:table-cell table:style-name="ce4" table:formula="of:=[.H26]/[.$L$4]" office:value-type="percentage" office:value="0.897767332549941" calcext:value-type="percentage">
            <text:p>89.8%</text:p>
          </table:table-cell>
          <table:table-cell table:style-name="ce4"/>
          <table:table-cell table:style-name="ce4" table:formula="of:=[.J26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percentage" office:value="0.763" calcext:value-type="percentage">
            <text:p>76.3%</text:p>
          </table:table-cell>
          <table:table-cell table:style-name="ce4" table:formula="of:=[.H27]/[.$L$4]" office:value-type="percentage" office:value="0.896592244418331" calcext:value-type="percentage">
            <text:p>89.7%</text:p>
          </table:table-cell>
          <table:table-cell table:style-name="ce4"/>
          <table:table-cell table:style-name="ce4" table:formula="of:=[.J27]/[.$L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4" table:number-columns-repeated="3"/>
          <table:table-cell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C) EPOCHS, FRAC_CL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67" calcext:value-type="percentage">
            <text:p>67.0%</text:p>
          </table:table-cell>
          <table:table-cell table:style-name="ce4" table:formula="of:=[.H30]/[.$L$4]" office:value-type="percentage" office:value="0.787309048178613" calcext:value-type="percentage">
            <text:p>78.7%</text:p>
          </table:table-cell>
          <table:table-cell table:style-name="ce4" office:value-type="percentage" office:value="0.781" calcext:value-type="percentage">
            <text:p>78.1%</text:p>
          </table:table-cell>
          <table:table-cell table:style-name="ce4" table:formula="of:=[.J30]/[.$L$4]" office:value-type="percentage" office:value="0.917743830787309" calcext:value-type="percentage">
            <text:p>91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5" calcext:value-type="percentage">
            <text:p>76.5%</text:p>
          </table:table-cell>
          <table:table-cell table:style-name="ce4" table:formula="of:=[.H31]/[.$L$4]" office:value-type="percentage" office:value="0.898942420681551" calcext:value-type="percentage">
            <text:p>89.9%</text:p>
          </table:table-cell>
          <table:table-cell table:style-name="ce4" office:value-type="percentage" office:value="0.74" calcext:value-type="percentage">
            <text:p>74.0%</text:p>
          </table:table-cell>
          <table:table-cell table:style-name="ce4" table:formula="of:=[.J31]/[.$L$4]" office:value-type="percentage" office:value="0.869565217391304" calcext:value-type="percentage">
            <text:p>87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 table:formula="of:=([.H31]-[.$H$30])/[.$H$30]" office:value-type="percentage" office:value="0.141791044776119" calcext:value-type="percentage">
            <text:p>14.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8" calcext:value-type="percentage">
            <text:p>67.8%</text:p>
          </table:table-cell>
          <table:table-cell table:style-name="ce4" table:formula="of:=[.H32]/[.$L$4]" office:value-type="percentage" office:value="0.796709753231492" calcext:value-type="percentage">
            <text:p>79.7%</text:p>
          </table:table-cell>
          <table:table-cell table:style-name="ce4" office:value-type="percentage" office:value="0.762" calcext:value-type="percentage">
            <text:p>76.2%</text:p>
          </table:table-cell>
          <table:table-cell table:style-name="ce4" table:formula="of:=[.J32]/[.$L$4]" office:value-type="percentage" office:value="0.895417156286722" calcext:value-type="percentage">
            <text:p>89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4" calcext:value-type="percentage">
            <text:p>76.4%</text:p>
          </table:table-cell>
          <table:table-cell table:style-name="ce4" table:formula="of:=[.H33]/[.$L$4]" office:value-type="percentage" office:value="0.897767332549941" calcext:value-type="percentage">
            <text:p>89.8%</text:p>
          </table:table-cell>
          <table:table-cell table:style-name="ce4" office:value-type="percentage" office:value="0.733" calcext:value-type="percentage">
            <text:p>73.3%</text:p>
          </table:table-cell>
          <table:table-cell table:style-name="ce4" table:formula="of:=[.J33]/[.$L$4]" office:value-type="percentage" office:value="0.861339600470035" calcext:value-type="percentage">
            <text:p>86.1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" table:formula="of:=([.H33]-[.$H$32])/[.$H$32]" office:value-type="percentage" office:value="0.126843657817109" calcext:value-type="percentage">
            <text:p>12.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N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office:value-type="percentage" office:value="0.851" calcext:value-type="percentage">
            <text:p>85.1%</text:p>
          </table:table-cell>
          <table:table-cell office:value-type="float" office:value="146000" calcext:value-type="float">
            <text:p>146000</text:p>
          </table:table-cell>
          <table:table-cell table:style-name="ce4" table:formula="of:=([.H36]-[.H4])/[.H4]" office:value-type="percentage" office:value="1.53776435045317" calcext:value-type="percentage">
            <text:p>153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ntralized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office:value-type="percentage" office:value="0.856" calcext:value-type="percentage">
            <text:p>85.6%</text:p>
          </table:table-cell>
          <table:table-cell office:value-type="float" office:value="145000" calcext:value-type="float">
            <text:p>145000</text:p>
          </table:table-cell>
          <table:table-cell table:style-name="ce4" table:formula="of:=([.H37]-[.H4])/[.H4]" office:value-type="percentage" office:value="1.54682779456193" calcext:value-type="percentage">
            <text:p>154.7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table:style-name="ce4" table:formula="of:=[.H38]/[.H36]" office:value-type="percentage" office:value="0.915476190476191" calcext:value-type="percentage">
            <text:p>91.5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8]-[.H5])/[.H5]" office:value-type="percentage" office:value="0.00918635170603675" calcext:value-type="percentage">
            <text:p>0.9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table:style-name="ce4" table:formula="of:=[.H39]/[.H37]" office:value-type="percentage" office:value="0.928825622775801" calcext:value-type="percentage">
            <text:p>92.9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39]-[.H5])/[.H5]" office:value-type="percentage" office:value="0.0275590551181101" calcext:value-type="percentage">
            <text:p>2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table:style-name="ce4" table:formula="of:=[.H40]/[.H36]" office:value-type="percentage" office:value="0.889285714285714" calcext:value-type="percentage">
            <text:p>88.9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40]-[.H9])/[.H9]" office:value-type="percentage" office:value="0.0121951219512195" calcext:value-type="percentage">
            <text:p>1.2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table:style-name="ce4" table:formula="of:=[.H41]/[.H37]" office:value-type="percentage" office:value="0.913404507710558" calcext:value-type="percentage">
            <text:p>91.3%</text:p>
          </table:table-cell>
          <table:table-cell table:style-name="ce4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4" table:formula="of:=([.H41]-[.H9])/[.H9]" office:value-type="percentage" office:value="0.0433604336043361" calcext:value-type="percentage">
            <text:p>4.3%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4) ADVANCED</text:p>
          </table:table-cell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fedavgm (server momentum 0.9)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17" calcext:value-type="percentage">
            <text:p>71.7%</text:p>
          </table:table-cell>
          <table:table-cell table:style-name="ce4" table:formula="of:=[.H44]/[.$H$4]" office:value-type="percentage" office:value="2.16616314199396" calcext:value-type="percentage">
            <text:p>216.6%</text:p>
          </table:table-cell>
          <table:table-cell table:style-name="ce4" table:number-columns-repeated="2"/>
          <table:table-cell table:style-name="ce1"/>
          <table:table-cell table:number-columns-repeated="4"/>
          <table:table-cell table:style-name="ce4" table:formula="of:=([.H44]-[.$H$9])/[.$H$9]" office:value-type="percentage" office:value="-0.0284552845528456" calcext:value-type="percentage">
            <text:p>-2.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i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06" calcext:value-type="percentage">
            <text:p>70.6%</text:p>
          </table:table-cell>
          <table:table-cell table:style-name="ce4" table:number-columns-repeated="3"/>
          <table:table-cell table:style-name="ce1"/>
          <table:table-cell table:number-columns-repeated="4"/>
          <table:table-cell table:style-name="ce4" table:formula="of:=([.H45]-[.$H$9])/[.$H$9]" office:value-type="percentage" office:value="-0.0433604336043361" calcext:value-type="percentage">
            <text:p>-4.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m (server momentum 0.9) + fedi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16" calcext:value-type="percentage">
            <text:p>51.6%</text:p>
          </table:table-cell>
          <table:table-cell table:style-name="ce4" table:number-columns-repeated="3"/>
          <table:table-cell table:style-name="ce1"/>
          <table:table-cell table:number-columns-repeated="4"/>
          <table:table-cell table:style-name="ce4" table:formula="of:=([.H46]-[.$H$9])/[.$H$9]" office:value-type="percentage" office:value="-0.300813008130081" calcext:value-type="percentage">
            <text:p>-30.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vc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683" calcext:value-type="percentage">
            <text:p>68.3%</text:p>
          </table:table-cell>
          <table:table-cell table:style-name="ce4" table:number-columns-repeated="3"/>
          <table:table-cell table:style-name="ce1"/>
          <table:table-cell table:number-columns-repeated="4"/>
          <table:table-cell table:style-name="ce4" table:formula="of:=([.H47]-[.$H$21])/[.$H$21]" office:value-type="percentage" office:value="-0.126598465473146" calcext:value-type="percentage">
            <text:p>-12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prox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4" calcext:value-type="percentage">
            <text:p>67.4%</text:p>
          </table:table-cell>
          <table:table-cell table:style-name="ce4" table:number-columns-repeated="3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table:number-columns-repeated="8"/>
          <table:table-cell table:style-name="ce4" table:number-columns-repeated="3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fedi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46" calcext:value-type="percentage">
            <text:p>46.0%</text:p>
          </table:table-cell>
          <table:table-cell table:style-name="ce4" table:formula="of:=[.H50]/[.$H$4]" office:value-type="percentage" office:value="1.38972809667674" calcext:value-type="percentage">
            <text:p>139.0%</text:p>
          </table:table-cell>
          <table:table-cell table:style-name="ce4" table:formula="of:=[.H50]" office:value-type="percentage" office:value="0.46" calcext:value-type="percentage">
            <text:p>46.0%</text:p>
          </table:table-cell>
          <table:table-cell table:style-name="ce4" table:formula="of:=[.J50]/[.$J$4]" office:value-type="percentage" office:value="0.548926014319809" calcext:value-type="percentage">
            <text:p>54.9%</text:p>
          </table:table-cell>
          <table:table-cell table:style-name="ce1"/>
          <table:table-cell table:number-columns-repeated="4"/>
          <table:table-cell table:style-name="ce4" table:formula="of:=([.J50]-[.$J$17])/[.$J$17]" office:value-type="percentage" office:value="0.0926365795724465" calcext:value-type="percentage">
            <text:p>9.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davgm (server momentum 0.9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/>
          <table:table-cell table:style-name="ce4" table:number-columns-repeated="3"/>
          <table:table-cell table:style-name="ce1"/>
          <table:table-cell table:number-columns-repeated="4"/>
          <table:table-cell table:style-name="ce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D</text:p>
          </table:table-cell>
          <table:table-cell/>
          <table:table-cell office:value-type="string" calcext:value-type="string">
            <text:p>EMD_I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0.7" calcext:value-type="float">
            <text:p>0.7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44" calcext:value-type="float">
            <text:p>1.44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1.58" calcext:value-type="float">
            <text:p>1.58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1.72" calcext:value-type="float">
            <text:p>1.7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office:value-type="float" office:value="1.76" calcext:value-type="float">
            <text:p>1.7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EMD_BAL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table:style-name="ce3" office:value-type="string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0.765460431575775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1.501167058944702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.9167972803115845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style-name="ce3" office:value-type="string" calcext:value-type="string">
            <text:p>1.9439934492111206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style-name="ce3" office:value-type="string" calcext:value-type="string">
            <text:p>1.9795998334884644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style-name="ce3" office:value-type="string" calcext:value-type="string">
            <text:p>1.9799998998641968</text:p>
          </table:table-cell>
          <table:table-cell table:number-columns-repeated="1021"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table:style-name="ce3" office:value-type="string" calcext:value-type="string">
            <text:p>1.9799998998641968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1.9799998998641968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7" number:min-decimal-places="17" number:min-integer-digits="1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9T17:54:05.183372110</dc:date>
    <meta:editing-duration>P2DT10H45M47S</meta:editing-duration>
    <meta:editing-cycles>98</meta:editing-cycles>
    <meta:generator>LibreOffice/7.2.5.2$Linux_X86_64 LibreOffice_project/20$Build-2</meta:generator>
    <meta:document-statistic meta:table-count="1" meta:cell-count="517" meta:object-count="0"/>
  </office:meta>
</office:document-meta>
</file>